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390724364548471338" text:style-name="L1">
        <text:list-item>
          <text:p text:style-name="P2">Luneda</text:p>
          <text:list>
            <text:list-item>
              <text:p text:style-name="P3">Luneda keeps having loading problems. Sometimes, it takes a second of nothing before it'll load, sometimes it'll load off to the right, and sometimes it'll just bug out when loading 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he complete item function is starting too early</text:p>
            </text:list-item>
          </text:list>
        </text:list-item>
        <text:list-item>
          <text:p text:style-name="P2">Kaprika</text:p>
          <text:list>
            <text:list-item>
              <text:p text:style-name="P3">The conclude item event with the fairies is happening too early</text:p>
            </text:list-item>
          </text:list>
        </text:list-item>
        <text:list-item>
          <text:p text:style-name="P2">AliNada</text:p>
          <text:list>
            <text:list-item>
              <text:p text:style-name="P3">The cemetery won't play the music that lets you know the quest is completed</text:p>
            </text:list-item>
          </text:list>
        </text:list-item>
        <text:list-item>
          <text:p text:style-name="P4">MILO</text:p>
          <text:list>
            <text:list-item>
              <text:p text:style-name="P3">On the family, after “oh my goodness, you're right” it does a weird text thing before displaying “members you were closer to...” part</text:p>
            </text:list-item>
            <text:list-item>
              <text:p text:style-name="P3">family replayed</text:p>
            </text:list-item>
            <text:list-item>
              <text:p text:style-name="P3">gift replayed</text:p>
            </text:list-item>
            <text:list-item>
              <text:p text:style-name="P3">Tyrianne intro had problems with clicking the option and skipping, and it wouldn't let me ignore</text:p>
            </text:list-item>
          </text:list>
        </text:list-item>
        <text:list-item>
          <text:p text:style-name="P2">General</text:p>
          <text:list>
            <text:list-item>
              <text:p text:style-name="P3">Make it so you can go from person to person without breaking the game (if there's multiple people in a room)</text:p>
            </text:list-item>
            <text:list-item>
              <text:p text:style-name="P3">Add a footer</text:p>
            </text:list-item>
            <text:list-item>
              <text:p text:style-name="P3">Add media queries</text:p>
            </text:list-item>
            <text:list-item>
              <text:p text:style-name="P3">PAUSE BUTTON</text:p>
            </text:list-item>
            <text:list-item>
              <text:p text:style-name="P3">General laginess, especially after the family talk</text:p>
            </text:list-item>
            <text:list-item>
              <text:p text:style-name="P3">When the inventory is full, the bucket list doesn't float correctly</text:p>
            </text:list-item>
            <text:list-item>
              <text:p text:style-name="P3">When I left the page (to work on other stuff, not leaving the actual page), and came back, the browser had froz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7T10:03:48.56</dc:date>
    <meta:editing-duration>P12DT16H33M47S</meta:editing-duration>
    <meta:editing-cycles>86</meta:editing-cycles>
    <meta:generator>OpenOffice/4.1.1$Win32 OpenOffice.org_project/411m6$Build-9775</meta:generator>
    <meta:document-statistic meta:table-count="0" meta:image-count="0" meta:object-count="0" meta:page-count="1" meta:paragraph-count="23" meta:word-count="208" meta:character-count="1122"/>
  </office:meta>
</office:document-meta>
</file>